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hsb"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 Jezusu lubowani Sserbjo. „Dajće temu słowu Khryztusowemu bjes wami bohaće bydlić", to bě hesło našich wótzow tež w naztupanju pisaneho Božeho słowa, wot teho časa sem, w kotrymž bu zyła biblija w maćeŕnej ryči ludu wobradźena. Tež nětk je hišće ćišćanych serbzkich biblijow dozć na zkładźe, ale jenož małych šulzkich. Biblijow pak, kotrež bychu so derje k temu hodźiłe, na swjaty wołtaŕ połožene być; abo, kotrež bychu rjany pokład za młody kšezćijanzki dom byłe; biblijow za našich ztarych swěrnych ze słabymaj wočomaj so bědźazych čitarjow wjaz njemějachmy. Dha je so — niz bjes woporow — tola radźiło, zakzke biblizke towaŕztwo nawabić, tutón pšedležazy wulki wudawk ćišćeć dać. Dwaj Sserbaj pak ztaj, z lubozću k serbzkemu ludu, „biblizke wobrazy" w serbzkim wudawku k temu dariłoj, z tym wuměnjenjom, zo kóždy, kotryž tutu nowu bibliju kupi, biblizke wobrazy darmo k temu doztanje. Cźišćenje noweje biblije, po prawopisu wot njebo D. Jmiša hižom nałoženym, je runje dwě lěće trało, a je wša próza a swěr⸗ nozć pši tym so nałožiła. Wosebje bu wšudźom prěni wudawk serbzkeje biblije pširunany a buchu (kaž na pšikł. Hiob 31, 38) słowa namakane, kotrež běchu tam prawje pšełožene byłe, potom pak wopak ćišćane. Woprawdźity wužitk za čitanje Božeho słowa w zyrkwjach a šulach a domach pozkići tutón wudawk serbzkeje biblije pšes to, zo buchu naše „perikopy" (biblizke wotdźělenja) prěni króć pšijate. Tež bu ćišć ze wšej prózu pšehladany, kn. faraŕ Wałtaŕ z Wóslinka a kn. Doerna z Budyšina ztaj jón zo mnu pšehladałoj. Shromadne zapisanje njedźelzkich tekztow mamy w našim času, w lubym „bibli⸗ zkim pućniku", a powjezće wo prjedawšich wudawkach podawa wot⸗ ćišć poslenjeje prjedyryče, kiž so tutemu wudawkej pšipołoži. <text:s/></text:p>
      <text:p text:style-name="P1">----------------------------------- https://digital.slub-dresden.de/data/kitodo/BibltojeZ_478590679/BibltojeZ_478590679_tif/jpegs/00000007.tif.large.jpg ----------------------------------------------------------- </text:p>
      <text:p text:style-name="P1">Iw A nětk, lubowani Sserbjo, budźće w mjenje swojeho zbóžnika pro⸗ šeni: woztańće lubowarjo swjateje biblije w žiwjenju ze słowami a zkutkami, a we wumrjeću ze žiwym swědčenjom za to, štož je naše wěčne zbožo! Tak dołho wy Bože słowo lubujeće, kaž waši wótzojo, tak dołho budźeće Sserbjo! Jenož jeho pobožnozć je žiwjenje našeho serbzkeho luda! Lubi, lubi Sserbjo, pohladajće kóždy na słowa swo⸗ jeje biblije po tej Božej pšikazni: „te dyrbiš pši sebi měć a w nich čitać, wšitke twoje žiwe dny, zo by nawuknył so bojeć teho Knjeza, swojeho Boha, zo by dźeržał wšitke słowa tuteho zakonja, a te wu⸗ ztajenja, zo by je činił." W Njeswačidle, jutry 1905. Jurij Jakub, faraŕ.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9:58:07.375411793</meta:creation-date>
    <dc:date>2023-01-08T19:59:51.525208094</dc:date>
    <meta:editing-duration>PT1M45S</meta:editing-duration>
    <meta:editing-cycles>1</meta:editing-cycles>
    <meta:document-statistic meta:table-count="0" meta:image-count="0" meta:object-count="0" meta:page-count="1" meta:paragraph-count="3" meta:word-count="389" meta:character-count="2610" meta:non-whitespace-character-count="2218"/>
    <meta:generator>LibreOffice/7.3.7.2$Linux_X86_64 LibreOffice_project/30$Build-2</meta:generator>
  </office:meta>
</office:document-meta>
</file>